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A000000A83BCC13FB1A99EA4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5.1903in" table:align="left"/>
    </style:style>
    <style:style style:name="Table1.A" style:family="table-column">
      <style:table-column-properties style:column-width="2.4236in"/>
    </style:style>
    <style:style style:name="Table1.B" style:family="table-column">
      <style:table-column-properties style:column-width="2.7667in"/>
    </style:style>
    <style:style style:name="Table1.A1" style:family="table-cell">
      <style:table-cell-properties style:vertical-align="middle" fo:padding="0.0194in" fo:border="none"/>
    </style:style>
    <style:style style:name="P1" style:family="paragraph" style:parent-style-name="Standard">
      <style:text-properties officeooo:rsid="00133dac" officeooo:paragraph-rsid="00133dac"/>
    </style:style>
    <style:style style:name="P2" style:family="paragraph" style:parent-style-name="Standard">
      <style:text-properties officeooo:rsid="00133dac" officeooo:paragraph-rsid="00154348"/>
    </style:style>
    <style:style style:name="P3" style:family="paragraph" style:parent-style-name="Standard">
      <style:text-properties officeooo:rsid="00150b0d" officeooo:paragraph-rsid="00150b0d"/>
    </style:style>
    <style:style style:name="P4" style:family="paragraph" style:parent-style-name="Standard">
      <style:text-properties officeooo:rsid="00153457" officeooo:paragraph-rsid="00153457"/>
    </style:style>
    <style:style style:name="P5" style:family="paragraph" style:parent-style-name="Standard">
      <style:text-properties officeooo:rsid="00154348" officeooo:paragraph-rsid="00154348"/>
    </style:style>
    <style:style style:name="P6" style:family="paragraph" style:parent-style-name="Standard">
      <style:text-properties officeooo:rsid="00164527" officeooo:paragraph-rsid="00164527"/>
    </style:style>
    <style:style style:name="P7" style:family="paragraph" style:parent-style-name="Standard">
      <style:text-properties officeooo:rsid="00182241" officeooo:paragraph-rsid="00182241"/>
    </style:style>
    <style:style style:name="P8" style:family="paragraph" style:parent-style-name="Standard">
      <style:text-properties officeooo:rsid="001abdfb" officeooo:paragraph-rsid="001abdfb"/>
    </style:style>
    <style:style style:name="P9" style:family="paragraph" style:parent-style-name="Standard">
      <style:text-properties officeooo:rsid="001c4791" officeooo:paragraph-rsid="001c4791"/>
    </style:style>
    <style:style style:name="P10" style:family="paragraph" style:parent-style-name="Standard">
      <style:text-properties officeooo:rsid="001c9d03" officeooo:paragraph-rsid="001c4791"/>
    </style:style>
    <style:style style:name="P11" style:family="paragraph" style:parent-style-name="Standard">
      <style:text-properties officeooo:rsid="001c9d03" officeooo:paragraph-rsid="001c9d03"/>
    </style:style>
    <style:style style:name="P12" style:family="paragraph" style:parent-style-name="Standard">
      <style:text-properties officeooo:rsid="001d2309" officeooo:paragraph-rsid="001d2309"/>
    </style:style>
    <style:style style:name="P13" style:family="paragraph" style:parent-style-name="Standard">
      <style:text-properties officeooo:rsid="001e56fa" officeooo:paragraph-rsid="001e56fa"/>
    </style:style>
    <style:style style:name="P14" style:family="paragraph" style:parent-style-name="Standard">
      <style:text-properties officeooo:rsid="001ef8f5" officeooo:paragraph-rsid="001ef8f5"/>
    </style:style>
    <style:style style:name="P15" style:family="paragraph" style:parent-style-name="Standard">
      <style:text-properties officeooo:rsid="0021fe92" officeooo:paragraph-rsid="0021fe92"/>
    </style:style>
    <style:style style:name="P16" style:family="paragraph" style:parent-style-name="Text_20_body">
      <style:text-properties officeooo:rsid="0021fe92" officeooo:paragraph-rsid="0021fe92"/>
    </style:style>
    <style:style style:name="P17" style:family="paragraph" style:parent-style-name="Standard">
      <style:text-properties officeooo:rsid="0021fe92" officeooo:paragraph-rsid="0022e00e"/>
    </style:style>
    <style:style style:name="P18" style:family="paragraph" style:parent-style-name="Standard">
      <style:text-properties officeooo:rsid="0022a8f3" officeooo:paragraph-rsid="0022a8f3"/>
    </style:style>
    <style:style style:name="P19" style:family="paragraph" style:parent-style-name="Standard">
      <style:text-properties officeooo:rsid="0022e00e" officeooo:paragraph-rsid="0022e00e"/>
    </style:style>
    <style:style style:name="P20" style:family="paragraph" style:parent-style-name="Standard">
      <style:text-properties officeooo:rsid="0024513e" officeooo:paragraph-rsid="0024513e"/>
    </style:style>
    <style:style style:name="P21" style:family="paragraph" style:parent-style-name="Standard">
      <style:text-properties officeooo:rsid="002544bb" officeooo:paragraph-rsid="002544bb"/>
    </style:style>
    <style:style style:name="P22" style:family="paragraph" style:parent-style-name="Standard">
      <style:text-properties officeooo:rsid="002544bb" officeooo:paragraph-rsid="0026d57d"/>
    </style:style>
    <style:style style:name="P23" style:family="paragraph" style:parent-style-name="Standard">
      <style:text-properties officeooo:rsid="0026d57d" officeooo:paragraph-rsid="0026d57d"/>
    </style:style>
    <style:style style:name="P24" style:family="paragraph" style:parent-style-name="Standard">
      <style:text-properties officeooo:rsid="00289065" officeooo:paragraph-rsid="00289065"/>
    </style:style>
    <style:style style:name="P25" style:family="paragraph" style:parent-style-name="Standard">
      <style:text-properties officeooo:rsid="002c3212" officeooo:paragraph-rsid="002c3212"/>
    </style:style>
    <style:style style:name="P26" style:family="paragraph" style:parent-style-name="Standard">
      <style:text-properties officeooo:rsid="002d855b" officeooo:paragraph-rsid="002d855b"/>
    </style:style>
    <style:style style:name="P27" style:family="paragraph" style:parent-style-name="Standard">
      <style:text-properties officeooo:rsid="002d855b" officeooo:paragraph-rsid="002f5762"/>
    </style:style>
    <style:style style:name="P28" style:family="paragraph" style:parent-style-name="Standard">
      <style:text-properties officeooo:rsid="00306e34" officeooo:paragraph-rsid="00306e34"/>
    </style:style>
    <style:style style:name="P29" style:family="paragraph" style:parent-style-name="Standard">
      <style:text-properties officeooo:rsid="00306e34" officeooo:paragraph-rsid="00324492"/>
    </style:style>
    <style:style style:name="P30" style:family="paragraph" style:parent-style-name="Standard">
      <style:text-properties officeooo:rsid="003b7416" officeooo:paragraph-rsid="003b7416"/>
    </style:style>
    <style:style style:name="P31" style:family="paragraph" style:parent-style-name="Standard">
      <style:text-properties fo:color="#8d281e" loext:opacity="100%" officeooo:rsid="001e56fa" officeooo:paragraph-rsid="001e56fa"/>
    </style:style>
    <style:style style:name="P32" style:family="paragraph" style:parent-style-name="Standard">
      <style:text-properties fo:color="#8d281e" loext:opacity="100%" officeooo:rsid="001ed943" officeooo:paragraph-rsid="001ed943"/>
    </style:style>
    <style:style style:name="P33" style:family="paragraph" style:parent-style-name="Standard">
      <style:text-properties fo:color="#8d281e" loext:opacity="100%" officeooo:rsid="001ef8f5" officeooo:paragraph-rsid="001ef8f5"/>
    </style:style>
    <style:style style:name="P34" style:family="paragraph" style:parent-style-name="Standard">
      <style:text-properties fo:color="#8d281e" loext:opacity="100%" officeooo:rsid="001abdfb" officeooo:paragraph-rsid="001abdfb"/>
    </style:style>
    <style:style style:name="P35" style:family="paragraph" style:parent-style-name="Standard">
      <style:text-properties fo:color="#8d281e" loext:opacity="100%" officeooo:rsid="00150b0d" officeooo:paragraph-rsid="00150b0d"/>
    </style:style>
    <style:style style:name="P36" style:family="paragraph" style:parent-style-name="Standard">
      <style:text-properties fo:color="#8d281e" loext:opacity="100%" officeooo:rsid="00153457" officeooo:paragraph-rsid="00153457"/>
    </style:style>
    <style:style style:name="P37" style:family="paragraph" style:parent-style-name="Standard">
      <style:text-properties fo:color="#8d281e" loext:opacity="100%" officeooo:rsid="00154348" officeooo:paragraph-rsid="00154348"/>
    </style:style>
    <style:style style:name="P38" style:family="paragraph" style:parent-style-name="Standard">
      <style:text-properties officeooo:rsid="00150b0d" officeooo:paragraph-rsid="00150b0d"/>
    </style:style>
    <style:style style:name="T1" style:family="text">
      <style:text-properties officeooo:rsid="00150b0d"/>
    </style:style>
    <style:style style:name="T2" style:family="text">
      <style:text-properties fo:color="#000000" loext:opacity="100%" style:text-line-through-style="none" style:text-line-through-type="none" style:text-underline-style="none" fo:font-weight="normal" style:font-weight-asian="normal" style:font-weight-complex="normal"/>
    </style:style>
    <style:style style:name="T3" style:family="text">
      <style:text-properties fo:color="#000000" loext:opacity="100%" fo:font-style="normal" style:text-underline-style="none" fo:font-weight="bold" style:font-style-asian="normal" style:font-weight-asian="bold" style:font-style-complex="normal" style:font-weight-complex="bold"/>
    </style:style>
    <style:style style:name="T4" style:family="text">
      <style:text-properties fo:color="#000000" loext:opacity="100%" fo:font-style="normal" style:text-underline-style="none" fo:font-weight="bold" officeooo:rsid="0026d57d" style:font-style-asian="normal" style:font-weight-asian="bold" style:font-style-complex="normal" style:font-weight-complex="bold"/>
    </style:style>
    <style:style style:name="T5" style:family="text">
      <style:text-properties officeooo:rsid="00164527"/>
    </style:style>
    <style:style style:name="T6" style:family="text">
      <style:text-properties officeooo:rsid="00199660"/>
    </style:style>
    <style:style style:name="T7" style:family="text">
      <style:text-properties fo:color="#c9211e" loext:opacity="100%"/>
    </style:style>
    <style:style style:name="T8" style:family="text">
      <style:text-properties fo:color="#c9211e" loext:opacity="100%" officeooo:rsid="0043a876"/>
    </style:style>
    <style:style style:name="T9" style:family="text">
      <style:text-properties fo:color="#c9211e" loext:opacity="100%" officeooo:rsid="0047da92"/>
    </style:style>
    <style:style style:name="T10" style:family="text">
      <style:text-properties fo:color="#c9211e" loext:opacity="100%" officeooo:rsid="0022a8f3"/>
    </style:style>
    <style:style style:name="T11" style:family="text">
      <style:text-properties officeooo:rsid="001ef8f5"/>
    </style:style>
    <style:style style:name="T12" style:family="text">
      <style:text-properties officeooo:rsid="00200b67"/>
    </style:style>
    <style:style style:name="T13" style:family="text">
      <style:text-properties officeooo:rsid="0022a8f3"/>
    </style:style>
    <style:style style:name="T14" style:family="text">
      <style:text-properties officeooo:rsid="0022e00e"/>
    </style:style>
    <style:style style:name="T15" style:family="text">
      <style:text-properties officeooo:rsid="0024513e"/>
    </style:style>
    <style:style style:name="T16" style:family="text">
      <style:text-properties officeooo:rsid="002f5762"/>
    </style:style>
    <style:style style:name="T17" style:family="text">
      <style:text-properties officeooo:rsid="0034f5c7"/>
    </style:style>
    <style:style style:name="T18" style:family="text">
      <style:text-properties officeooo:rsid="00350558"/>
    </style:style>
    <style:style style:name="T19" style:family="text">
      <style:text-properties officeooo:rsid="00361855"/>
    </style:style>
    <style:style style:name="T20" style:family="text">
      <style:text-properties officeooo:rsid="0037e84e"/>
    </style:style>
    <style:style style:name="T21" style:family="text">
      <style:text-properties officeooo:rsid="0039dc3f"/>
    </style:style>
    <style:style style:name="T22" style:family="text">
      <style:text-properties officeooo:rsid="0047da92"/>
    </style:style>
    <style:style style:name="T23" style:family="text">
      <style:text-properties officeooo:rsid="004e462e"/>
    </style:style>
    <style:style style:name="T24" style:family="text">
      <style:text-properties fo:color="#8d281e" loext:opacity="100%"/>
    </style:style>
    <style:style style:name="T25" style:family="text">
      <style:text-properties fo:color="#8d281e" loext:opacity="100%" style:text-line-through-style="none" style:text-line-through-type="none" style:text-underline-style="none" fo:font-weight="normal" style:font-weight-asian="normal" style:font-weight-complex="normal"/>
    </style:style>
    <style:style style:name="T26" style:family="text">
      <style:text-properties officeooo:rsid="00510e69"/>
    </style:style>
    <style:style style:name="T27" style:family="text">
      <style:text-properties fo:color="#ff0000" loext:opacity="100%"/>
    </style:style>
    <style:style style:name="T28" style:family="text">
      <style:text-properties fo:color="#ff0000" loext:opacity="100%" officeooo:rsid="00510e69"/>
    </style:style>
    <style:style style:name="T29" style:family="text">
      <style:text-properties fo:color="#ff0000" loext:opacity="100%" officeooo:rsid="0052689e"/>
    </style:style>
    <style:style style:name="T30" style:family="text">
      <style:text-properties style:text-line-through-style="none" style:text-line-through-type="none" style:text-underline-style="none" fo:font-weight="normal" style:font-weight-asian="normal" style:font-weight-complex="normal"/>
    </style:style>
    <style:style style:name="T31" style:family="text">
      <style:text-properties officeooo:rsid="0052689e"/>
    </style:style>
    <style:style style:name="T32" style:family="text"/>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SPIBOLT</text:p>
      <text:p text:style-name="P1"/>
      <text:p text:style-name="P1"/>
      <text:p text:style-name="P1"/>
      <text:p text:style-name="P5">DISCLAIMER INIZIALE</text:p>
      <text:p text:style-name="P5">Alcuni comandi potrebbero variare in base al sistema operativo installato</text:p>
      <text:p text:style-name="P2"/>
      <text:p text:style-name="P1"><text:span text:style-name="T19">Prima di iniziare il tutto è bene fare u</text:span>na verifica <text:span text:style-name="T19">c</text:span>he tornerà utile (non solo per il nodo)… la verifica dell’architettura del proprio processore, da riga di comando si digita</text:p>
      <text:p text:style-name="P1"/>
      <text:p text:style-name="P1"><text:span text:style-name="T1">$</text:span><text:tab/>dpkg –print-architecture</text:p>
      <text:p text:style-name="P1"/>
      <text:p text:style-name="P1">&gt;<text:tab/>amd64</text:p>
      <text:p text:style-name="P1"/>
      <table:table table:name="Table1" table:style-name="Table1">
        <table:table-column table:style-name="Table1.A"/>
        <table:table-column table:style-name="Table1.B"/>
        <table:table-header-rows>
          <table:table-row>
            <table:table-cell table:style-name="Table1.A1" office:value-type="string">
              <text:p text:style-name="Table_20_Heading"><text:span text:style-name="Strong_20_Emphasis">CPU Architecture</text:span></text:p>
            </table:table-cell>
            <table:table-cell table:style-name="Table1.A1" office:value-type="string">
              <text:p text:style-name="Table_20_Heading"><text:span text:style-name="Strong_20_Emphasis">Description</text:span></text:p>
            </table:table-cell>
          </table:table-row>
        </table:table-header-rows>
        <table:table-row>
          <table:table-cell table:style-name="Table1.A1" office:value-type="string">
            <text:p text:style-name="Table_20_Contents"><text:span text:style-name="Strong_20_Emphasis"><text:span text:style-name="Source_20_Text">x86_64</text:span></text:span>/<text:span text:style-name="Source_20_Text">x86</text:span>/<text:span text:style-name="Source_20_Text">amd64</text:span></text:p>
          </table:table-cell>
          <table:table-cell table:style-name="Table1.A1" office:value-type="string">
            <text:p text:style-name="Table_20_Contents">Same name for 64-bit AMD/Intel CPUs</text:p>
          </table:table-cell>
        </table:table-row>
        <table:table-row>
          <table:table-cell table:style-name="Table1.A1" office:value-type="string">
            <text:p text:style-name="Table_20_Contents"><text:span text:style-name="Strong_20_Emphasis"><text:span text:style-name="Source_20_Text">AArch64</text:span></text:span>/<text:span text:style-name="Source_20_Text">arm64</text:span>/<text:span text:style-name="Source_20_Text">ARMv8</text:span>/<text:span text:style-name="Source_20_Text">ARMv9</text:span></text:p>
          </table:table-cell>
          <table:table-cell table:style-name="Table1.A1" office:value-type="string">
            <text:p text:style-name="Table_20_Contents">Same name for 64-bit ARM CPUs</text:p>
          </table:table-cell>
        </table:table-row>
        <table:table-row>
          <table:table-cell table:style-name="Table1.A1" office:value-type="string">
            <text:p text:style-name="Table_20_Contents"><text:span text:style-name="Source_20_Text">i386</text:span></text:p>
          </table:table-cell>
          <table:table-cell table:style-name="Table1.A1" office:value-type="string">
            <text:p text:style-name="Table_20_Contents">32-bit AMD/Intel CPUs</text:p>
          </table:table-cell>
        </table:table-row>
        <table:table-row>
          <table:table-cell table:style-name="Table1.A1" office:value-type="string">
            <text:p text:style-name="Table_20_Contents"><text:span text:style-name="Strong_20_Emphasis"><text:span text:style-name="Source_20_Text">AArch32</text:span></text:span>/<text:span text:style-name="Source_20_Text">arm</text:span>/<text:span text:style-name="Source_20_Text">ARMv1</text:span> to <text:span text:style-name="Source_20_Text">ARMv7</text:span></text:p>
          </table:table-cell>
          <table:table-cell table:style-name="Table1.A1" office:value-type="string">
            <text:p text:style-name="Table_20_Contents">Same name for 32-bit ARM CPUs</text:p>
          </table:table-cell>
        </table:table-row>
        <table:table-row>
          <table:table-cell table:style-name="Table1.A1" office:value-type="string">
            <text:p text:style-name="Table_20_Contents"><text:span text:style-name="Strong_20_Emphasis"><text:span text:style-name="Source_20_Text">rv64gc</text:span></text:span>/<text:span text:style-name="Source_20_Text">rv64g</text:span></text:p>
          </table:table-cell>
          <table:table-cell table:style-name="Table1.A1" office:value-type="string">
            <text:p text:style-name="Table_20_Contents">Same name for 64-bit RISC-V CPUs</text:p>
          </table:table-cell>
        </table:table-row>
        <table:table-row>
          <table:table-cell table:style-name="Table1.A1" office:value-type="string">
            <text:p text:style-name="Table_20_Contents"><text:span text:style-name="Source_20_Text">ppc64le</text:span></text:p>
          </table:table-cell>
          <table:table-cell table:style-name="Table1.A1" office:value-type="string">
            <text:p text:style-name="Table_20_Contents">64-bit PowerPC CPUs<text:line-break/>with <text:span text:style-name="Strong_20_Emphasis">little-endian memory ordering</text:span></text:p>
          </table:table-cell>
        </table:table-row>
      </table:table>
      <text:p text:style-name="P1"/>
      <text:p text:style-name="P1">Segnamoci anche la distribuzione del S.O. scrivendo da terminale (distrib_codename)</text:p>
      <text:p text:style-name="P1"/>
      <text:p text:style-name="P1"><text:span text:style-name="T1">$</text:span><text:tab/>lsb_release -c</text:p>
      <text:p text:style-name="P1"><text:tab/>o</text:p>
      <text:p text:style-name="P1"><text:span text:style-name="T1">$</text:span><text:tab/>cat /etc/debian_version</text:p>
      <text:p text:style-name="P1"><text:tab/>o</text:p>
      <text:p text:style-name="P1"><text:span text:style-name="T1">$</text:span><text:tab/>hostnamectl</text:p>
      <text:p text:style-name="P1"/>
      <text:p text:style-name="P1">&gt;<text:tab/>bookworm</text:p>
      <text:p text:style-name="P1"/>
      <text:p text:style-name="P3">Altri comandi utili ma da usare con consapevolezza perchè si rischia di fare casini compromettendo il corretto funzionamento del sistema sono i comandi di SuperUser (root), <text:span text:style-name="T19">per il nodo si usano.</text:span></text:p>
      <text:p text:style-name="P3"><text:span text:style-name="T19">Niente paura… p</text:span>er impostare la password di root</text:p>
      <text:p text:style-name="P3"/>
      <text:p text:style-name="P3">$<text:tab/>sudo passwd root</text:p>
      <text:p text:style-name="P3"/>
      <text:p text:style-name="P3">Per accedere come utente root</text:p>
      <text:p text:style-name="P3"/>
      <text:p text:style-name="P3">$<text:tab/>su</text:p>
      <text:p text:style-name="P3"/>
      <text:p text:style-name="P3">TIPS: quando si seguono le guide da riga di comando solitamente all’inizio delle stringhe vengono inseriti 2 simboli, $ e #</text:p>
      <text:p text:style-name="P3"/>
      <text:p text:style-name="P3">$ significa che si opera come utente normale</text:p>
      <text:p text:style-name="P3"># significa che si opera come utente root</text:p>
      <text:p text:style-name="P3"/>
      <text:p text:style-name="P3">PREPARAZIONE</text:p>
      <text:p text:style-name="P3"/>
      <text:p text:style-name="P3"><text:soft-page-break/>Durante l’installazione di un nodo avremo bisogno di usare diverse password, quindi prima di iniziare la procedura è bene scriversele, nella guida vengono evidenziate da una lettera contenuta tra parentesi quadra [ <text:span text:style-name="T20">X</text:span> ]</text:p>
      <text:p text:style-name="P3"/>
      <text:p text:style-name="P3">[ A ] Master user password</text:p>
      <text:p text:style-name="P3">[ B ] Bitcoin RPC password</text:p>
      <text:p text:style-name="P3">[ C ] LND wallet password</text:p>
      <text:p text:style-name="P3">[ D ] BTC-RPC-Explorer password (opzionale)</text:p>
      <text:p text:style-name="P3">[ E <text:span text:style-name="T6">]</text:span> Ride The Lightning password</text:p>
      <text:p text:style-name="P3"/>
      <text:p text:style-name="P3">SISTEMA OPERATIVO</text:p>
      <text:p text:style-name="P3"/>
      <text:p text:style-name="P3">Raspibolt fa riferimento a RaspiOS per Raspberry ma possiamo usare qualsiasi distro adatta per i requisiti del nostro PC, con o senza interfaccia grafica.</text:p>
      <text:p text:style-name="P3"><text:span text:style-name="T21">I</text:span>n questa presentazione ho messo Debian 12 Xfce, ognuna ha una propria installazione che può variare in qualche menù ma la sostanza è sempre la stessa, creazione dell’utente, password, possibile configurazione internet ecc…</text:p>
      <text:p text:style-name="P3"/>
      <text:p text:style-name="P3">Durante l’installazione verranno chieste alcune cose che è bene tenersi segnato che verranno utili</text:p>
      <text:p text:style-name="P3"/>
      <text:p text:style-name="P3">hostname: <text:span text:style-name="T27">bolt</text:span></text:p>
      <text:p text:style-name="P3"><text:span text:style-name="T5">admin</text:span>: <text:span text:style-name="T27">raspi</text:span></text:p>
      <text:p text:style-name="P3">password: <text:span text:style-name="T27">password [ A ]</text:span></text:p>
      <text:p text:style-name="P3">wifi o lan</text:p>
      <text:p text:style-name="P3">SSH, se viene chiesto abilitarlo</text:p>
      <text:p text:style-name="P3"/>
      <text:p text:style-name="P3">ACCESSO REMOTO</text:p>
      <text:p text:style-name="P3"/>
      <text:p text:style-name="P3">L’accesso remoto serve appunto per comandare il pc se ce l’abbiamo in un punto scomodo, oppure se il pc non è dotato di schermo o per altri motivi e lo faremo ovviamente dalla nostra rete locale (la rete casalinga), ovvero pc nodo e pc ufficio sotto la stessa rete.</text:p>
      <text:p text:style-name="P3">Per cercare il nodo scriviamo</text:p>
      <text:p text:style-name="P3"/>
      <text:p text:style-name="P3">$<text:tab/>ping <text:span text:style-name="T29">bolt</text:span>.local</text:p>
      <text:p text:style-name="P3"/>
      <text:p text:style-name="P3"><text:span text:style-name="T21">C</text:span>ome risultato dovrebbe dare un indirizzo IP del tipo 192.168.x.x</text:p>
      <text:p text:style-name="P3"><text:span text:style-name="T21">O</text:span>ppure possiamo andare a vedere direttamente da dentro il nostro modem a che indirizzo corrisponde il pc nodo.</text:p>
      <text:p text:style-name="P3"/>
      <text:p text:style-name="P3">Importante che abbia un indirizzo fisso, che non cambi, perchè se no perde la connessione ed è da reindirizzare.</text:p>
      <text:p text:style-name="P3"/>
      <text:p text:style-name="P3">Per verificare che il pc nodo comunichi quando sappiamo esattamente qual è l’indirizzo scriviamo</text:p>
      <text:p text:style-name="P3"/>
      <text:p text:style-name="P3">$<text:tab/>ping 192.168.x.x</text:p>
      <text:p text:style-name="P3"/>
      <text:p text:style-name="P35">ACCESSO CON SECURE SHELL (SSH)</text:p>
      <text:p text:style-name="P35"/>
      <text:p text:style-name="P36">Utilizziamo ora SSH, ovvero l’accesso sicuro alla shell del nodo.</text:p>
      <text:p text:style-name="P36"/>
      <text:p text:style-name="P36">Per Windows esiste un programma PuTTY</text:p>
      <text:p text:style-name="P36">Per MacOS e Linux da terminale diamo</text:p>
      <text:p text:style-name="P36"><text:soft-page-break/></text:p>
      <text:p text:style-name="P4"><text:span text:style-name="T24">$<text:tab/>ssh</text:span><text:span text:style-name="T25"> </text:span><text:a xlink:type="simple" xlink:href="mailto:admin@raspibolt.local" text:style-name="Internet_20_link" text:visited-style-name="Visited_20_Internet_20_Link"><text:span text:style-name="T24">admin@raspibolt.local</text:span></text:a><text:span text:style-name="T25"> <text:s text:c="4"/></text:span><text:span text:style-name="T24">o</text:span></text:p>
      <text:p text:style-name="P36">$<text:tab/>ssh admin@192.168.x.x</text:p>
      <text:p text:style-name="P36"/>
      <text:p text:style-name="P37">In questo modo con SSH possiamo configurare il nodo comodamente dalla nostra scrivania.</text:p>
      <text:p text:style-name="P5"/>
      <text:p text:style-name="P5">AGGIORNAMENTI DI SISTEMA</text:p>
      <text:p text:style-name="P5"/>
      <text:p text:style-name="P5">È importante tenere aggiornato il sistema con le patch di sicurezza e aggiornamenti delle applicazioni, <text:span text:style-name="T5">ci assicuriamo che tutti I pacchetti software vengano installati, </text:span>per farlo diamo</text:p>
      <text:p text:style-name="P5"/>
      <text:p text:style-name="P5">$<text:tab/>sudo apt update</text:p>
      <text:p text:style-name="P5">$<text:tab/>sudo apt full-upgrade</text:p>
      <text:p text:style-name="P6">$<text:tab/>sudo apt install git</text:p>
      <text:p text:style-name="P30">$<text:tab/>sudo apt install wget</text:p>
      <text:p text:style-name="P6"/>
      <text:p text:style-name="P6">CONTROLLO PERFORMANCE UNITÀ USB3</text:p>
      <text:p text:style-name="P6"/>
      <text:p text:style-name="P6">Assicuriamoci ora che il nostro dispositivo sia performante in termini di velocità</text:p>
      <text:p text:style-name="P6"/>
      <text:p text:style-name="P6">$<text:tab/>sudo apt install hdparm</text:p>
      <text:p text:style-name="P6"/>
      <text:p text:style-name="P6">Andiamo a vedere come viene rinominato il nostro disco</text:p>
      <text:p text:style-name="P6"/>
      <text:p text:style-name="P6">$<text:tab/>lsblk -pli</text:p>
      <text:p text:style-name="P6"/>
      <text:p text:style-name="P6">E misuriamo la velocità</text:p>
      <text:p text:style-name="P6"/>
      <text:p text:style-name="P6">$<text:tab/>sudo hdparm -t –direct /dev/sda</text:p>
      <text:p text:style-name="P6"/>
      <text:p text:style-name="P6">CARTELLA DATA</text:p>
      <text:p text:style-name="P6"/>
      <text:p text:style-name="P6">Creiamo la cartella “data” dove verranno storate tutte le applicazioni e per sicurezza non la si mette nella home dell’utente, inoltre risulta più facile spostarla da altre parti (per backup o per tenerla su un altro disco)</text:p>
      <text:p text:style-name="P6"/>
      <text:p text:style-name="P6">$<text:tab/>sudo mkdir /data</text:p>
      <text:p text:style-name="P6">$<text:tab/>sudo chown <text:span text:style-name="T28">raspi</text:span><text:span text:style-name="T27">:</text:span><text:span text:style-name="T28">raspi</text:span> /data</text:p>
      <text:p text:style-name="P6"/>
      <text:p text:style-name="P7">INCREMENTO DIMENSIONE SWAP FILE</text:p>
      <text:p text:style-name="P7"/>
      <text:p text:style-name="P8">Nel caso non ci fosse installato lo installiamo</text:p>
      <text:p text:style-name="P8">$<text:tab/>sudo apt install dphys-swapfile</text:p>
      <text:p text:style-name="P7"/>
      <text:p text:style-name="P7">Il file di swap funge da memoria lenta ed è essenziale per la stabilità del sistema. La dimensione standard di 100M è troppo piccola, per cui editiamo e commentiamo</text:p>
      <text:p text:style-name="P7"/>
      <text:p text:style-name="P7">$<text:tab/>sudo nano /etc/dphys-swapfile</text:p>
      <text:p text:style-name="P7"/>
      <text:p text:style-name="P7"># comment or delete the CONF_SWAPSIZE line. It will then be created dynamically</text:p>
      <text:p text:style-name="P7">#CONF_SWAPSIZE=100</text:p>
      <text:p text:style-name="P7"/>
      <text:p text:style-name="P7"><text:soft-page-break/>$<text:tab/>sudo dphys-swapfile install</text:p>
      <text:p text:style-name="P8"/>
      <text:p text:style-name="P7">$<text:tab/>sudo systemctl restart dphys-swapfile.service</text:p>
      <text:p text:style-name="P7"/>
      <text:p text:style-name="P34">GENERAZIONE CHIAVI SSH</text:p>
      <text:p text:style-name="P34"/>
      <text:p text:style-name="P34">Se non è installato SSH</text:p>
      <text:p text:style-name="P34"/>
      <text:p text:style-name="P34">$<text:tab/>sudo apt install ssh</text:p>
      <text:p text:style-name="P34"/>
      <text:p text:style-name="P34">poi proseguiamo con la guida</text:p>
      <text:p text:style-name="P34"/>
      <text:p text:style-name="P34">$<text:tab/>ls -la ~/.ssh/*.pub</text:p>
      <text:p text:style-name="P34"/>
      <text:p text:style-name="P34">Se i file sono elencati, la chiave pubblica dovrebbe avere un nome come id_dsa.pub, id_ecdsa.pub, id_ed25519.pub o id_rsa.pub. Se uno di questi file esiste già, saltate il passaggio successivo.</text:p>
      <text:p text:style-name="P34"/>
      <text:p text:style-name="P34">Se non esiste nessuno di questi file, o se si ottiene l'errore "No such file or directory", creare una nuova coppia di chiavi pubbliche/private così</text:p>
      <text:p text:style-name="P34"/>
      <text:p text:style-name="P34">$<text:tab/>ssh-keygen -t rsa -b 4096</text:p>
      <text:p text:style-name="P34"/>
      <text:p text:style-name="P34">Chiederà di inserirla in un file, lasciamo il campo vuoto così la salva nel percorso di default, e per maggiore sicurezza ci chiederà di inserire la password e metteremo la [ A ]</text:p>
      <text:p text:style-name="P34">Ora la coppia di chiave dovrà essere copiata sul pc del nodo</text:p>
      <text:p text:style-name="P34"/>
      <text:p text:style-name="P8"><text:span text:style-name="T24">$<text:tab/>ssh-copy-id </text:span><text:a xlink:type="simple" xlink:href="mailto:raspi@bolt.local" text:style-name="Internet_20_link" text:visited-style-name="Visited_20_Internet_20_Link">raspi@bolt.local</text:a></text:p>
      <text:p text:style-name="P34"/>
      <text:p text:style-name="P34">DISABILITAZIONE PASSWORD LOGIN</text:p>
      <text:p text:style-name="P34"/>
      <text:p text:style-name="P34">Ci loggiamo al pc nodo come “admin” usando SSH senza le chiavi SSH e non dovrebbe più chiedere la pw</text:p>
      <text:p text:style-name="P34"/>
      <text:p text:style-name="P34">$<text:tab/>sudo nano /etc/ssh/sshd_config</text:p>
      <text:p text:style-name="P34"/>
      <text:p text:style-name="P34">Togliamo il commento a</text:p>
      <text:p text:style-name="P34"/>
      <text:p text:style-name="P34"><text:tab/>PasswordAuthentication no</text:p>
      <text:p text:style-name="P34"><text:tab/></text:p>
      <text:p text:style-name="P34"><text:tab/>#ChallengeResponseAuthentication no</text:p>
      <text:p text:style-name="P34"><text:tab/>KbdInteractiveAuthentication no</text:p>
      <text:p text:style-name="P34"/>
      <text:p text:style-name="P34">$<text:tab/>sudo systemctl restart sshd</text:p>
      <text:p text:style-name="P34">$<text:tab/>exit</text:p>
      <text:p text:style-name="P34"/>
      <text:p text:style-name="P34">In questo modo non è più possibile accedere con una pw. L'utente "admin" è l'unico che dispone delle chiavi SSH necessarie, nessun altro utente può accedere da remoto.</text:p>
      <text:p text:style-name="P34"/>
      <text:p text:style-name="P34">🚨 Eseguire il backup delle chiavi SSH! In caso di smarrimento, è necessario collegare uno schermo e una tastiera al Pi.</text:p>
      <text:p text:style-name="P8"/>
      <text:p text:style-name="P8">ABILITAZIONE FIREWALL</text:p>
      <text:p text:style-name="P8"><text:soft-page-break/></text:p>
      <text:p text:style-name="P8">Un firewall controlla il tipo di traffico esterno accettato dal computer e le applicazioni che possono inviare dati. Per impostazione predefinita, molte porte di rete sono aperte e in ascolto per le connessioni in entrata. La chiusura delle porte non necessarie può mitigare molte potenziali vulnerabilità del sistema.</text:p>
      <text:p text:style-name="P8"/>
      <text:p text:style-name="P8">Per ora, solo SSH dovrebbe essere raggiungibile dall'esterno. Bitcoin Core e LND utilizzano Tor e non hanno bisogno di porte in entrata. Apriremo la porta per Electrs e le applicazioni web in seguito, se necessario.</text:p>
      <text:p text:style-name="P8"/>
      <text:p text:style-name="P8">Con l'utente "admin", configurare e abilitare le regole del firewall</text:p>
      <text:p text:style-name="P8"/>
      <text:p text:style-name="P8">Nota: se si vede: ERRORE: Impossibile determinare la versione di iptables, potrebbe essere necessario riavviare il sistema dopo aver installato ufw.</text:p>
      <text:p text:style-name="P8"/>
      <text:p text:style-name="P8">$ <text:tab/>sudo apt install ufw</text:p>
      <text:p text:style-name="P8">$ <text:tab/>sudo ufw default deny incoming</text:p>
      <text:p text:style-name="P8">$ <text:tab/>sudo ufw default allow outgoing</text:p>
      <text:p text:style-name="P8">$ <text:tab/>sudo ufw allow ssh</text:p>
      <text:p text:style-name="P8">$ <text:tab/>sudo ufw logging off</text:p>
      <text:p text:style-name="P8">$ <text:tab/>sudo ufw enable</text:p>
      <text:p text:style-name="P8"/>
      <text:p text:style-name="P8">Assicuriamoci che il firewall funzioni automaticamente all’avvio del pc</text:p>
      <text:p text:style-name="P8"/>
      <text:p text:style-name="P8">$<text:tab/>sudo systemctl enable ufw</text:p>
      <text:p text:style-name="P8"/>
      <text:p text:style-name="P8">E controlliamo che funzioni</text:p>
      <text:p text:style-name="P8"/>
      <text:p text:style-name="P8">$ <text:tab/>sudo ufw status</text:p>
      <text:p text:style-name="P8">&gt; <text:tab/>Status: active</text:p>
      <text:p text:style-name="P8">&gt;</text:p>
      <text:p text:style-name="P8">&gt; <text:tab/>To <text:s text:c="24"/>Action <text:s text:c="5"/>From</text:p>
      <text:p text:style-name="P8">&gt; <text:tab/>-- <text:s text:c="24"/>------ <text:s text:c="5"/>----</text:p>
      <text:p text:style-name="P8">&gt; <text:tab/>SSH <text:s text:c="23"/>ALLOW <text:s text:c="6"/>Anywhere</text:p>
      <text:p text:style-name="P8">&gt; <text:tab/>SSH (v6) <text:s text:c="18"/>ALLOW <text:s text:c="6"/>Anywhere (v6)</text:p>
      <text:p text:style-name="P8"/>
      <text:p text:style-name="P8">FAIL2BAN</text:p>
      <text:p text:style-name="P8"/>
      <text:p text:style-name="P8">Il login SSH al Pi deve essere protetto in modo particolare.</text:p>
      <text:p text:style-name="P8">Una misura aggiuntiva è l'installazione di "fail2ban", che impedisce a un aggressore di ottenere l'accesso tramite forza bruta. Semplicemente, interrompe qualsiasi sistema remoto con cinque tentativi di accesso falliti per dieci minuti.</text:p>
      <text:p text:style-name="P8"/>
      <text:p text:style-name="P8">$ <text:tab/>sudo apt install fail2ban</text:p>
      <text:p text:style-name="P8"/>
      <text:p text:style-name="P9">INCREMENTO LIMITE FILE APERTI</text:p>
      <text:p text:style-name="P9"/>
      <text:p text:style-name="P9">Se il vostro pc nodo è sommerso di richieste internet (oneste o malevole a causa di un attacco DoS), capiterà l'errore "can't accept connection: too many open files".</text:p>
      <text:p text:style-name="P9">Ciò è dovuto al limite di file aperti (che rappresentano le singole connessioni TCP) impostato troppo basso.</text:p>
      <text:p text:style-name="P9"/>
      <text:p text:style-name="P9"><text:soft-page-break/>$<text:tab/>sudo nano /etc/security/limits.d/90-limits.conf</text:p>
      <text:p text:style-name="P9"><text:tab/></text:p>
      <text:p text:style-name="P9">* <text:s text:c="3"/>soft nofile 128000</text:p>
      <text:p text:style-name="P9">* <text:s text:c="3"/>hard nofile 128000</text:p>
      <text:p text:style-name="P9">root soft nofile 128000</text:p>
      <text:p text:style-name="P9">root hard nofile 128000</text:p>
      <text:p text:style-name="P9"/>
      <text:p text:style-name="P11">Infine editiamo e aggiungiamo le seguenti righe ai file prima dell’ultimo commento</text:p>
      <text:p text:style-name="P9"/>
      <text:p text:style-name="P9">$<text:tab/>sudo nano /etc/pam.d/common-session</text:p>
      <text:p text:style-name="P9"><text:tab/>session required <text:s text:c="23"/>pam_limits.so</text:p>
      <text:p text:style-name="P9"/>
      <text:p text:style-name="P9">$<text:tab/>sudo nano /etc/pam.d/common-session-noninteractive</text:p>
      <text:p text:style-name="P9"><text:tab/>session required <text:s text:c="23"/>pam_limits.so</text:p>
      <text:p text:style-name="P10"/>
      <text:p text:style-name="P11">NGINX</text:p>
      <text:p text:style-name="P11"/>
      <text:p text:style-name="P11">Diversi componenti di questa guida espongono una porta di comunicazione, ad esempio il server Electrum, il Block Explorer o l'interfaccia web "Ride The Lightning" per il nodo Lightning. Anche se si utilizzano questi servizi solo all'interno della propria rete domestica, la comunicazione deve essere sempre crittografata. Altrimenti, qualsiasi dispositivo nella stessa rete può ascoltare i dati scambiati, comprese le password.</text:p>
      <text:p text:style-name="P11"/>
      <text:p text:style-name="P11">Utilizziamo NGINX per crittografare la comunicazione con SSL/TLS (Transport Layer Security). Questa configurazione è chiamata "reverse proxy": NGINX fornisce una comunicazione sicura verso l'esterno e instrada il traffico verso il servizio interno senza crittografia.</text:p>
      <text:p text:style-name="P11"/>
      <text:p text:style-name="P11">$<text:tab/>sudo apt install nginx</text:p>
      <text:p text:style-name="P11"/>
      <text:p text:style-name="P11">Creiamo il certificato (valido per 10 anni)</text:p>
      <text:p text:style-name="P11"/>
      <text:p text:style-name="P11">$ <text:tab/>sudo openssl req -x509 -nodes -newkey rsa:4096 -keyout /etc/ssl/private/nginx-selfsigned.key -out /etc/ssl/certs/nginx-selfsigned.crt -subj "/CN=localhost" -days 3650</text:p>
      <text:p text:style-name="P11"/>
      <text:p text:style-name="P11">NGINX è anche un webserver completo. Per utilizzarlo solo come reverse proxy, rimuovere la configurazione predefinita e incollare la seguente configurazione nel file nginx.conf.</text:p>
      <text:p text:style-name="P11"/>
      <text:p text:style-name="P11">$ <text:tab/>sudo mv /etc/nginx/nginx.conf /etc/nginx/nginx.conf.bak</text:p>
      <text:p text:style-name="P11">$ <text:tab/>sudo nano /etc/nginx/nginx.conf</text:p>
      <text:p text:style-name="P11"/>
      <text:p text:style-name="P11">user www-data;</text:p>
      <text:p text:style-name="P11">worker_processes 1;</text:p>
      <text:p text:style-name="P11">pid /run/nginx.pid;</text:p>
      <text:p text:style-name="P11">include /etc/nginx/modules-enabled/*.conf;</text:p>
      <text:p text:style-name="P11"><text:tab/></text:p>
      <text:p text:style-name="P11">events {</text:p>
      <text:p text:style-name="P11"><text:s text:c="2"/>worker_connections 768;</text:p>
      <text:p text:style-name="P11">}</text:p>
      <text:p text:style-name="P11"><text:tab/></text:p>
      <text:p text:style-name="P11">stream {</text:p>
      <text:p text:style-name="P11"><text:s text:c="2"/>ssl_certificate /etc/ssl/certs/nginx-selfsigned.crt;</text:p>
      <text:p text:style-name="P11"><text:s text:c="2"/>ssl_certificate_key /etc/ssl/private/nginx-selfsigned.key;</text:p>
      <text:p text:style-name="P11"><text:soft-page-break/><text:s text:c="2"/>ssl_session_cache shared:SSL:1m;</text:p>
      <text:p text:style-name="P11"><text:s text:c="2"/>ssl_session_timeout 4h;</text:p>
      <text:p text:style-name="P11"><text:s text:c="2"/>ssl_protocols TLSv1.2 TLSv1.3;</text:p>
      <text:p text:style-name="P11"><text:s text:c="2"/>ssl_prefer_server_ciphers on;</text:p>
      <text:p text:style-name="P11"/>
      <text:p text:style-name="P11"><text:s text:c="2"/>include /etc/nginx/streams-enabled/*.conf;</text:p>
      <text:p text:style-name="P11"><text:tab/></text:p>
      <text:p text:style-name="P11">}</text:p>
      <text:p text:style-name="P11"/>
      <text:p text:style-name="P11">Creiamo la cartella per I prossimi file di configurazione</text:p>
      <text:p text:style-name="P11"/>
      <text:p text:style-name="P11">$ <text:tab/>sudo mkdir /etc/nginx/streams-enabled</text:p>
      <text:p text:style-name="P11"/>
      <text:p text:style-name="P11">E testiamo</text:p>
      <text:p text:style-name="P11"/>
      <text:p text:style-name="P11">$ <text:tab/>sudo nginx -t</text:p>
      <text:p text:style-name="P11">&gt; <text:tab/>nginx: the configuration file /etc/nginx/nginx.conf syntax is ok</text:p>
      <text:p text:style-name="P11">&gt; <text:tab/>nginx: configuration file /etc/nginx/nginx.conf test is successful</text:p>
      <text:p text:style-name="P11"/>
      <text:p text:style-name="P11">Se incappiamo nell’errore unknown directive "stream", abbiam bisogno di installare il modulo streams-enabled</text:p>
      <text:p text:style-name="P11"/>
      <text:p text:style-name="P11">$<text:tab/>sudo apt install libnginx-mod-stream</text:p>
      <text:p text:style-name="P11"/>
      <text:p text:style-name="P11">DISABILITAZIONE INTERFACCE WIRELESS</text:p>
      <text:p text:style-name="P11"/>
      <text:p text:style-name="P11">Alcuni pc o mini pc per il nodo hanno il modulo wifi e bluetooth incorporato, per precauzione li disabilitiamo se non ci servono</text:p>
      <text:p text:style-name="P11"/>
      <text:p text:style-name="P11">$ <text:tab/>sudo nano /boot/config.txt</text:p>
      <text:p text:style-name="P11"/>
      <text:p text:style-name="P11"><text:tab/># Additional overlays and parameters are documented /boot/overlays/README</text:p>
      <text:p text:style-name="P11">dtoverlay=disable-bt</text:p>
      <text:p text:style-name="P11">dtoverlay=disable-wifi</text:p>
      <text:p text:style-name="P11"/>
      <text:p text:style-name="P11"/>
      <text:p text:style-name="P11"/>
      <text:p text:style-name="P12">PRIVACY</text:p>
      <text:p text:style-name="P12"/>
      <text:p text:style-name="P12">TOR PROJECT</text:p>
      <text:p text:style-name="P12"/>
      <text:p text:style-name="P12">Utilizziamo Tor consente di anonimizzare il traffico Internet instradandolo attraverso una rete di nodi, nascondendo la propria posizione e il profilo di utilizzo.</text:p>
      <text:p text:style-name="P12"/>
      <text:p text:style-name="P12">Il nome "Tor" sta per "The Onion Router": le informazioni vengono instradate attraverso molti anelli e crittografate più volte. Ogni nodo decifra solo lo strato di informazioni a lui indirizzato, apprendendo solo il salto precedente e quello successivo dell'intero percorso. Il pacchetto di dati viene sbucciato come una cipolla fino a raggiungere la destinazione finale.</text:p>
      <text:p text:style-name="P12"/>
      <text:p text:style-name="P12">$<text:tab/>sudo apt install apt-transport-https</text:p>
      <text:p text:style-name="P12"/>
      <text:p text:style-name="P12">$<text:tab/>sudo nano /etc/apt/sources.list.d/tor.list</text:p>
      <text:p text:style-name="P12"><text:soft-page-break/></text:p>
      <text:p text:style-name="P12">deb <text:s text:c="4"/>[arch=<text:span text:style-name="T7">amd64</text:span> signed-by=/usr/share/keyrings/tor-archive-keyring.gpg] https://deb.torproject.org/torproject.org <text:span text:style-name="T7">bookworm</text:span> main</text:p>
      <text:p text:style-name="P12">deb-src [arch=<text:span text:style-name="T7">amd64</text:span> signed-by=/usr/share/keyrings/tor-archive-keyring.gpg] https://deb.torproject.org/torproject.org <text:span text:style-name="T7">bookworm</text:span> main</text:p>
      <text:p text:style-name="P12"/>
      <text:p text:style-name="P12">Entriamo un attico come utente root per aggiungere le chiavi GPG usati per la firma dei pacchetti</text:p>
      <text:p text:style-name="P12"/>
      <text:p text:style-name="P12">$<text:tab/>sudo su</text:p>
      <text:p text:style-name="P12"/>
      <text:p text:style-name="P12">#<text:tab/>wget -qO- https://deb.torproject.org/torproject.org/A3C4F0F979CAA22CDBA8F512EE8CBC9E886DDD89.asc | gpg --dearmor | tee /usr/share/keyrings/tor-archive-keyring.gpg &gt;/dev/null</text:p>
      <text:p text:style-name="P12"/>
      <text:p text:style-name="P12">#<text:tab/>exit</text:p>
      <text:p text:style-name="P12"/>
      <text:p text:style-name="P12">Ora siamo pronti ad installare tor e tor debian key e verifichiamo che sia stato installato correttamente</text:p>
      <text:p text:style-name="P12"/>
      <text:p text:style-name="P12">$<text:tab/>sudo apt update</text:p>
      <text:p text:style-name="P12">$<text:tab/>sudo apt install tor deb.torproject.org-keyring</text:p>
      <text:p text:style-name="P12">$<text:tab/>sudo tor --version</text:p>
      <text:p text:style-name="P12"/>
      <text:p text:style-name="P12">CONFIGURAZIONE TOR</text:p>
      <text:p text:style-name="P12"/>
      <text:p text:style-name="P12">Bitcoin Core comunicherà direttamente con il demone Tor per instradare tutto il traffico attraverso la rete Tor. È necessario abilitare Tor ad accettare istruzioni attraverso la sua porta di controllo, con l'autenticazione appropriata.</text:p>
      <text:p text:style-name="P12"/>
      <text:p text:style-name="P12">$ <text:tab/>sudo nano /etc/tor/torrc</text:p>
      <text:p text:style-name="P12"/>
      <text:p text:style-name="P12"><text:tab/># uncomment:</text:p>
      <text:p text:style-name="P12"><text:tab/>ControlPort 9051</text:p>
      <text:p text:style-name="P12"><text:tab/>CookieAuthentication 1</text:p>
      <text:p text:style-name="P12"/>
      <text:p text:style-name="P12"><text:tab/># add:</text:p>
      <text:p text:style-name="P12"><text:tab/>CookieAuthFileGroupReadable 1</text:p>
      <text:p text:style-name="P12"/>
      <text:p text:style-name="P12">$ <text:tab/>sudo systemctl reload tor</text:p>
      <text:p text:style-name="P12"/>
      <text:p text:style-name="P13">C<text:span text:style-name="T23">i</text:span> assicuriamo che il servizio tor funzioni e che ascolti le porte 9050 e 9051</text:p>
      <text:p text:style-name="P12"/>
      <text:p text:style-name="P12">$ <text:tab/>sudo ss -tulpn | grep tor | grep LISTEN</text:p>
      <text:p text:style-name="P12"/>
      <text:p text:style-name="P12"><text:s/><text:tab/>tcp <text:s text:c="2"/>LISTEN 0 <text:s text:c="5"/>4096 <text:s text:c="10"/>127.0.0.1:9050 <text:s text:c="6"/>0.0.0.0:* <text:s text:c="3"/>users:(("tor",pid=1847,fd=6))</text:p>
      <text:p text:style-name="P12"><text:s text:c="2"/><text:tab/>tcp <text:s text:c="2"/>LISTEN 0 <text:s text:c="5"/>4096 <text:s text:c="10"/>127.0.0.1:9051 <text:s text:c="6"/>0.0.0.0:* <text:s text:c="3"/>users:(("tor",pid=1847,fd=7))</text:p>
      <text:p text:style-name="P12"/>
      <text:p text:style-name="P13">$ <text:tab/>sudo journalctl -f -u tor@default</text:p>
      <text:p text:style-name="P12"/>
      <text:p text:style-name="P12">Ctrl+C per fermare il processo</text:p>
      <text:p text:style-name="P12"/>
      <text:p text:style-name="P12"><text:soft-page-break/>Non tutto il traffico di rete viene instradato sulla rete Tor. Ma ora abbiamo la base per configurare le applicazioni sensibili per utilizzarla.</text:p>
      <text:p text:style-name="P12"/>
      <text:p text:style-name="P31">ACCESSO REMOTO ATTRAVERSO TOR CON SSH ( OPZIONALE )</text:p>
      <text:p text:style-name="P31"/>
      <text:p text:style-name="P32">SSH SERVER</text:p>
      <text:p text:style-name="P32"/>
      <text:p text:style-name="P33">Per consentire l’accesso remoto al nostro nodo andiamo ad aggiungere alcune righe al file torrc</text:p>
      <text:p text:style-name="P33"/>
      <text:p text:style-name="P33">$ <text:tab/>sudo nano /etc/tor/torrc</text:p>
      <text:p text:style-name="P33"/>
      <text:p text:style-name="P33"><text:tab/>############### This section is just for location-hidden services ###</text:p>
      <text:p text:style-name="P33"><text:tab/># Hidden Service SSH server</text:p>
      <text:p text:style-name="P33"><text:tab/>HiddenServiceDir /var/lib/tor/hidden_service_sshd/</text:p>
      <text:p text:style-name="P33"><text:tab/>HiddenServiceVersion 3</text:p>
      <text:p text:style-name="P33"><text:tab/>HiddenServicePort 22 127.0.0.1:22</text:p>
      <text:p text:style-name="P33"/>
      <text:p text:style-name="P33">Ricarichiamo tor e andiamo a prenderci l’indirizzo .onion che ci serve per accedere da remoto</text:p>
      <text:p text:style-name="P33"/>
      <text:p text:style-name="P33">$ <text:tab/>sudo systemctl reload tor</text:p>
      <text:p text:style-name="P33">$ <text:tab/>sudo cat /var/lib/tor/hidden_service_sshd/hostname</text:p>
      <text:p text:style-name="P33"><text:tab/>&gt; abcdefg..............xyz.onion</text:p>
      <text:p text:style-name="P31"/>
      <text:p text:style-name="P31"><text:span text:style-name="T11">In </text:span>questo caso è inutile, <text:span text:style-name="T11">ma sulla guida raspibolt ci sono altre configurazioni.</text:span></text:p>
      <text:p text:style-name="P31">Uno scopo potrebbe essere quello di verificare lo stato del nodo dal nostro telefono dall’altra parte del mondo.</text:p>
      <text:p text:style-name="P13"/>
      <text:p text:style-name="P14">BITCOIN</text:p>
      <text:p text:style-name="P14"/>
      <text:p text:style-name="P14">La base di un <text:span text:style-name="T12">full </text:span>nod<text:span text:style-name="T12">e</text:span> Bitcoin è un client Bitcoin che <text:span text:style-name="T12">scarica</text:span> l'intera blockchain e convalid<text:span text:style-name="T12">a</text:span> ogni singola transazione <text:span text:style-name="T12">mai avvenuta</text:span>. Dopo questa verifica, il client può controllare la validità di tutte le transazioni future.</text:p>
      <text:p text:style-name="P14"/>
      <text:p text:style-name="P14">Il client Bitcoin funge anche da fonte di dati per altre applicazioni, come il server Electrum (da utilizzare con i portafogli software e hardware), il blockchain explorer o il client Lightning.</text:p>
      <text:p text:style-name="P14"/>
      <text:p text:style-name="P14">Per prima cosa installiamo Bitcoin Core <text:span text:style-name="T12">sul nodo poi si passa ad installare il server Electrum, personalmente ho provato Fulcrum e mi trovo bene (c’è anche Electrs)</text:span>. <text:span text:style-name="T12">Finite queste installazioni possiamo andare a</text:span> <text:span text:style-name="T12">configurare</text:span> il <text:span text:style-name="T12">nostro wallet</text:span> desktop <text:span text:style-name="T12">(</text:span>Sparrow, <text:span text:style-name="T12">Electrum...)</text:span> e lo collegh<text:span text:style-name="T12">eremo</text:span> al server, <text:span text:style-name="T12">nel mio caso a Fulcrum,</text:span> per <text:span text:style-name="T12">operare in modo sicuro e privato</text:span>, come l'invio e la ricezione di pagamenti da e verso il <text:span text:style-name="T12">wallet</text:span>. Infine <text:span text:style-name="T12">si passa ad installare</text:span> BTC RPC Explorer sul nodo, un blockchain explorer leggero con un'interfaccia web pulita per controllare privatamente le transazioni e <text:span text:style-name="T12">la</text:span> mempool.</text:p>
      <text:p text:style-name="P14"/>
      <text:p text:style-name="P15">BITCOIN CORE</text:p>
      <text:p text:style-name="P15"/>
      <text:p text:style-name="P16">Bitcoin Core scaricherà l'intera blockchain e convaliderà tutte le transazioni dal 2009. Si tratta di oltre 800.000 blocchi con una dimensione di circa 600 GB al momento attuale.</text:p>
      <text:p text:style-name="P15">Scarichiamo l'ultima versione binaria di Bitcoin Core (l'applicazione) e confrontiamo questo file con il checksum firmato e datato. Si tratta di una precauzione per assicurarsi che si tratti di una razione</text:p>
      <text:p text:style-name="P15"><text:soft-page-break/></text:p>
      <text:p text:style-name="P15">Accediamo come “admin” e andiamo nella cartella temporanea che verrà cancellata al riavvio.</text:p>
      <text:p text:style-name="P15"/>
      <text:p text:style-name="P15">$<text:tab/>cd /tmp</text:p>
      <text:p text:style-name="P15"/>
      <text:p text:style-name="P15">I link per il download più recenti si trovano all'indirizzo bitcoincore.org/en/download e scegliamo la giusta architettura del nostro pc (amd64, arm64 ecc...), notare che la versione di Bitcoin Core cambia ad ogni aggiornamento, ma possiamo decidere quella che vogliamo.</text:p>
      <text:p text:style-name="P15"/>
      <text:p text:style-name="P15"># set up some version variables for easier maintenance later on</text:p>
      <text:p text:style-name="P15">$ <text:tab/>VERSION="26.0"</text:p>
      <text:p text:style-name="P15"/>
      <text:p text:style-name="P15"># download Bitcoin Core binary</text:p>
      <text:p text:style-name="P15">$ <text:tab/>wget <text:a xlink:type="simple" xlink:href="https://bitcoincore.org/bin/bitcoin-core-$VERSION/bitcoin-$VERSION-aarch64-" text:style-name="Internet_20_link" text:visited-style-name="Visited_20_Internet_20_Link">https://bitcoincore.org/bin/bitcoin-core-$VERSION/bitcoin-$VERSION-<text:span text:style-name="T10">x86_64</text:span>-</text:a>linux-gnu.tar.gz</text:p>
      <text:p text:style-name="P15"/>
      <text:p text:style-name="P15"># download the list of cryptographic checksum</text:p>
      <text:p text:style-name="P15">$ <text:tab/>wget https://bitcoincore.org/bin/bitcoin-core-$VERSION/SHA256SUMS</text:p>
      <text:p text:style-name="P15"/>
      <text:p text:style-name="P15"># download the signatures attesting to validity of the checksums</text:p>
      <text:p text:style-name="P15">$ <text:tab/>wget <text:a xlink:type="simple" xlink:href="https://bitcoincore.org/bin/bitcoin-core-$VERSION/SHA256SUMS.asc" text:style-name="Internet_20_link" text:visited-style-name="Visited_20_Internet_20_Link">https://bitcoincore.org/bin/bitcoin-core-$VERSION/SHA256SUMS.asc</text:a></text:p>
      <text:p text:style-name="P15"/>
      <text:p text:style-name="P18">CONTROLLO CHECKSUM</text:p>
      <text:p text:style-name="P18"/>
      <text:p text:style-name="P18">Verifichiamo che il checksum di riferimento nel file SHA256SUMS corrisponda al checksum calcolato dall'utente (ignorare l'avviso "le righe sono formattate in modo improprio").</text:p>
      <text:p text:style-name="P18"/>
      <text:p text:style-name="P18">$ <text:tab/>sha256sum --ignore-missing --check SHA256SUMS</text:p>
      <text:p text:style-name="P18"><text:tab/></text:p>
      <text:p text:style-name="P18">&gt; <text:tab/>bitcoin-26.0-x86_64-linux-gnu.tar.gz: OK</text:p>
      <text:p text:style-name="P18"/>
      <text:p text:style-name="P19">CONTROLLO FIRMA</text:p>
      <text:p text:style-name="P17"/>
      <text:p text:style-name="P15">I rilasci di Bitcoin sono firmati da diverse persone, ognuna delle quali utilizza la propria chiave. Per verificare la validità di queste firme, è necessario importare le chiavi pubbliche corrispondenti nel database delle chiavi GPG.</text:p>
      <text:p text:style-name="P17"/>
      <text:p text:style-name="P17"><text:span text:style-name="T14">I</text:span>l comando successivo scarica e importa automaticamente tutte le firme dal repository Bitcoin Core release attestations (Guix).</text:p>
      <text:p text:style-name="P17"/>
      <text:p text:style-name="P17">$ <text:tab/>curl -s "https://api.github.com/repositories/355107265/contents/builder-keys" | grep download_url | grep -oE "https://[a-zA-Z0-9./-]+" | while read url; do curl -s "$url" | gpg --import; done</text:p>
      <text:p text:style-name="P17"/>
      <text:p text:style-name="P19">Mostrerà questo</text:p>
      <text:p text:style-name="P19"/>
      <text:p text:style-name="P19">&gt; <text:tab/>gpg: key 17565732E08E5E41: 29 signatures not checked due to missing keys</text:p>
      <text:p text:style-name="P19">&gt; <text:tab/>gpg: /home/admin/.gnupg/trustdb.gpg: trustdb created</text:p>
      <text:p text:style-name="P19">&gt; <text:tab/>gpg: key 17565732E08E5E41: public key "Andrew Chow &lt;andrew@achow101.com&gt;" imported</text:p>
      <text:p text:style-name="P19">&gt; <text:tab/>gpg: Total number processed: 1</text:p>
      <text:p text:style-name="P19">&gt; <text:tab/>gpg: <text:s text:c="14"/>imported: 1</text:p>
      <text:p text:style-name="P19"><text:soft-page-break/>&gt; <text:tab/>gpg: no ultimately trusted keys found</text:p>
      <text:p text:style-name="P19"><text:s/><text:tab/>[…]</text:p>
      <text:p text:style-name="P19"/>
      <text:p text:style-name="P19">Verifichiamo che il checksum sia firmato crittograficamente dalle chiavi di firma rilasciate. Il comando seguente stampa i controlli di firma per ciascuna delle chiavi pubbliche che hanno firmato le somme di controllo.</text:p>
      <text:p text:style-name="P19"/>
      <text:p text:style-name="P19">$ <text:tab/>gpg --verify SHA256SUMS.asc</text:p>
      <text:p text:style-name="P19"/>
      <text:p text:style-name="P19">Verifichiamo che almeno alcune firme mostrino il testo seguente</text:p>
      <text:p text:style-name="P19"/>
      <text:p text:style-name="P19">&gt; <text:tab/>gpg: Good signature from ...</text:p>
      <text:p text:style-name="P19">&gt; <text:tab/>Primary key fingerprint: …</text:p>
      <text:p text:style-name="P19"/>
      <text:p text:style-name="P19">CONTROLLO TIMESTAMP</text:p>
      <text:p text:style-name="P19"/>
      <text:p text:style-name="P19">Il file di checksum binario ha un timestamp sulla blockchain Bitcoin tramite il protocollo OpenTimestamps, che dimostra che il file è esistito prima di un certo momento.</text:p>
      <text:p text:style-name="P19">Verifichiamolo sul computer locale, scaricate il file checksum e la sua prova del timestamp:</text:p>
      <text:p text:style-name="P19"/>
      <text:p text:style-name="P19"><text:tab/>https://bitcoincore.org/bin/bitcoin-core-2<text:span text:style-name="T15">6.0</text:span>/SHA256SUMS.ots</text:p>
      <text:p text:style-name="P19"><text:tab/>https://bitcoincore.org/bin/bitcoin-core-2<text:span text:style-name="T15">6.0</text:span>/SHA256SUMS</text:p>
      <text:p text:style-name="P19"/>
      <text:p text:style-name="P19">Nel browser aprire il sito web <text:span text:style-name="T15">o</text:span>pen<text:span text:style-name="T15">t</text:span>imestamps.<text:span text:style-name="T15">org</text:span></text:p>
      <text:p text:style-name="P19">Nella sezione "Timbro e verifica", inserire o caricare il file di prova SHA256SUMS.ots scaricato nella casella tratteggiata.</text:p>
      <text:p text:style-name="P19">Nel riquadro successivo, rilasciare o caricare il file SHA256SUMS</text:p>
      <text:p text:style-name="P19">Se i timestamp sono verificati, si dovrebbe vedere il seguente messaggio.</text:p>
      <text:p text:style-name="P19">Il timestamp dimostra che il file di checksums esisteva alla data di rilascio di Bitcoin Core v26.0</text:p>
      <text:p text:style-name="P19"/>
      <text:p text:style-name="P19"><draw:frame draw:style-name="fr1" draw:name="Image1" text:anchor-type="char" svg:width="6.6929in" svg:height="0.5819in" draw:z-index="0"><draw:image xlink:href="Pictures/100000000000078A000000A83BCC13FB1A99EA43.png" xlink:type="simple" xlink:show="embed" xlink:actuate="onLoad" draw:mime-type="image/png"/></draw:frame></text:p>
      <text:p text:style-name="P20">Finiti I controlli del caso estraiamo I binari di Bitcoin Core, installiamo e verifichiamo la versione</text:p>
      <text:p text:style-name="P20"/>
      <text:p text:style-name="P20">$ <text:tab/>tar -xvf bitcoin-$VERSION-x86_64-linux-gnu.tar.gz</text:p>
      <text:p text:style-name="P20">$ <text:tab/>sudo install -m 0755 -o root -g root -t /usr/local/bin bitcoin-$VERSION/bin/*</text:p>
      <text:p text:style-name="P20">$ <text:tab/>bitcoind --version</text:p>
      <text:p text:style-name="P20">&gt; <text:tab/>Bitcoin Core version v26.0.0</text:p>
      <text:p text:style-name="P20">&gt; <text:tab/>[…]</text:p>
      <text:p text:style-name="P20"/>
      <text:p text:style-name="P21">CREAZIONE UTENTE BITCOIN</text:p>
      <text:p text:style-name="P21"/>
      <text:p text:style-name="P21">L'applicazione Bitcoin Core verrà eseguita in background come demone e utilizzerà l'utente separato "bitcoin" per motivi di sicurezza.</text:p>
      <text:p text:style-name="P21">Questo utente non ha diritti di amministrazione e non può modificare la configurazione del sistema.</text:p>
      <text:p text:style-name="P21">Creiamo l’utente, “admin” al gruppo bitcoin e consentiamo all’utente bitcoin di configurare direttamente Tor aggiungendolo al gruppo “debian-tor”.</text:p>
      <text:p text:style-name="P21"/>
      <text:p text:style-name="P21">$ <text:tab/>sudo adduser --gecos "" --disabled-password bitcoin</text:p>
      <text:p text:style-name="P21">$ <text:tab/>sudo adduser admin bitcoin</text:p>
      <text:p text:style-name="P21"><text:soft-page-break/>$ <text:tab/>sudo adduser bitcoin debian-tor</text:p>
      <text:p text:style-name="P21"/>
      <text:p text:style-name="P22">Bitcoin Core utilizza per impostazione predefinita la cartella .bitcoin nella home dell'utente.</text:p>
      <text:p text:style-name="P22">Invece di creare questa cartella, creiamo una cartella dati nella posizione generale /data e la colleghiamo ad essa.</text:p>
      <text:p text:style-name="P22"/>
      <text:p text:style-name="P22">$ <text:tab/>mkdir /data/bitcoin</text:p>
      <text:p text:style-name="P22">$ <text:tab/>sudo chown bitcoin:bitcoin /data/bitcoin</text:p>
      <text:p text:style-name="P22"/>
      <text:p text:style-name="P23">Andiamo sull’utente bitcoin</text:p>
      <text:p text:style-name="P22"/>
      <text:p text:style-name="P22">$ <text:tab/>sudo su - bitcoin</text:p>
      <text:p text:style-name="P22"/>
      <text:p text:style-name="P23">Creiamo il collegamento simbolico .bitcoin che punta a questa cartella</text:p>
      <text:p text:style-name="P23"/>
      <text:p text:style-name="P23">$ <text:tab/>ln -s /data/bitcoin /home/bitcoin/.bitcoin</text:p>
      <text:p text:style-name="P23"/>
      <text:p text:style-name="P23">Visualizziamo e verifichiamo che non sia rosso (indicherebbe un errore)</text:p>
      <text:p text:style-name="P23"/>
      <text:p text:style-name="P23">$<text:tab/>ls -la</text:p>
      <text:p text:style-name="P23"/>
      <text:p text:style-name="P23">GENERAZIONE CHIAVI D’ACCESSO</text:p>
      <text:p text:style-name="P23"/>
      <text:p text:style-name="P23">Affinché altri programmi possano interrogare Bitcoin Core, hanno bisogno delle credenziali di accesso appropriate.</text:p>
      <text:p text:style-name="P23">Per evitare di memorizzare nome utente e password in un file di configurazione in chiaro, la password viene sottoposta a hash.</text:p>
      <text:p text:style-name="P23">Questo permette a Bitcoin Core di accettare una password, di farne l'hash e di confrontarla con l'hash memorizzato, mentre non è possibile recuperare la password originale.</text:p>
      <text:p text:style-name="P23"/>
      <text:p text:style-name="P23">Un'altra opzione per ottenere le credenziali di accesso è il file .cookie nella directory dei dati Bitcoin.</text:p>
      <text:p text:style-name="P23">Questo viene creato automaticamente e può essere letto da tutti gli utenti che sono membri del gruppo "bitcoin".</text:p>
      <text:p text:style-name="P23"/>
      <text:p text:style-name="P23">Bitcoin Core fornisce un semplice programma Python per generare la riga di configurazione del file config.</text:p>
      <text:p text:style-name="P23"/>
      <text:p text:style-name="P23">Nella cartella .bitcoin scarichiamo il programma RPCAuth</text:p>
      <text:p text:style-name="P23"/>
      <text:p text:style-name="P23">$ <text:tab/>cd .bitcoin</text:p>
      <text:p text:style-name="P23">$ <text:tab/>wget <text:a xlink:type="simple" xlink:href="https://raw.githubusercontent.com/bitcoin/bitcoin/master/share/rpcauth/rpcauth.py" text:style-name="Internet_20_link" text:visited-style-name="Visited_20_Internet_20_Link">https://raw.githubusercontent.com/bitcoin/bitcoin/master/share/rpcauth/rpcauth.py</text:a></text:p>
      <text:p text:style-name="P23"/>
      <text:p text:style-name="P23">Eseguiamo lo script con python3 e indichiamo nome utente (raspibolt) e password [ B ]</text:p>
      <text:p text:style-name="P23"/>
      <text:p text:style-name="P23">$ <text:s/><text:tab/>python3 rpcauth.py <text:span text:style-name="T7">raspi</text:span> <text:span text:style-name="T9">raspibolt</text:span></text:p>
      <text:p text:style-name="P23">&gt; <text:tab/>String to be appended to bitcoin.conf:</text:p>
      <text:p text:style-name="P23">&gt;<text:tab/>rpcauth=raspibolt:00d8682ce66c9ef3dd9d0c0a6516b10e$c31da4929b3d0e092ba1b2755834</text:p>
      <text:p text:style-name="P23"><text:tab/>889f888445923ac8fd69d8eb73efe0699afa</text:p>
      <text:p text:style-name="P23"/>
      <text:p text:style-name="P24">Copiamo la stringa rpcauth nel file di configurazione di bitcoin</text:p>
      <text:p text:style-name="P24"/>
      <text:p text:style-name="P24"><text:soft-page-break/>CONFIGURAZIONE</text:p>
      <text:p text:style-name="P24"/>
      <text:p text:style-name="P24">Ora è necessario creare il file di configurazione per bitcoind, impostiamo anche i giusti permessi di accesso.</text:p>
      <text:p text:style-name="P24"/>
      <text:p text:style-name="P24">Sempre come utente "bitcoin", apriamolo con nano e incolliamo la configurazione qui sotto.</text:p>
      <text:p text:style-name="P24">Sostituire l'intera riga che inizia con "rpcauth=" con la stringa di connessione appena generata.</text:p>
      <text:p text:style-name="P24">Salvare e uscire.</text:p>
      <text:p text:style-name="P24"/>
      <text:p text:style-name="P24">$ <text:tab/>nano /home/bitcoin/.bitcoin/bitcoin.conf</text:p>
      <text:p text:style-name="P24"/>
      <text:p text:style-name="P24"># RaspiBolt: bitcoind configuration</text:p>
      <text:p text:style-name="P24"># /home/bitcoin/.bitcoin/bitcoin.conf</text:p>
      <text:p text:style-name="P24"/>
      <text:p text:style-name="P24"># Bitcoin daemon</text:p>
      <text:p text:style-name="P24">server=1</text:p>
      <text:p text:style-name="P24">txindex=1</text:p>
      <text:p text:style-name="P24"/>
      <text:p text:style-name="P24"># Allow creation of legacy wallets (required for JoinMarket)</text:p>
      <text:p text:style-name="P24">deprecatedrpc=create_bdb</text:p>
      <text:p text:style-name="P24"/>
      <text:p text:style-name="P24"># Network</text:p>
      <text:p text:style-name="P24">listen=1</text:p>
      <text:p text:style-name="P24">listenonion=1</text:p>
      <text:p text:style-name="P24">proxy=127.0.0.1:9050</text:p>
      <text:p text:style-name="P24">bind=127.0.0.1</text:p>
      <text:p text:style-name="P24"/>
      <text:p text:style-name="P24"># Activate v2 P2P</text:p>
      <text:p text:style-name="P24">v2transport=1</text:p>
      <text:p text:style-name="P24"/>
      <text:p text:style-name="P24"># Connections</text:p>
      <text:p text:style-name="P24"><text:span text:style-name="T3">r</text:span><text:span text:style-name="T4">pcauth=raspibolt:00d8682ce66c9ef3dd9d0c0a6516b10e$c31da4929b3d0e092ba1b2755834889f888445923ac8fd69d8eb73efe0699afa</text:span></text:p>
      <text:p text:style-name="P24">zmqpubrawblock=tcp://127.0.0.1:28332</text:p>
      <text:p text:style-name="P24">zmqpubrawtx=tcp://127.0.0.1:28333</text:p>
      <text:p text:style-name="P24">whitelist=download@127.0.0.1 <text:s text:c="9"/># for Electrs</text:p>
      <text:p text:style-name="P24"/>
      <text:p text:style-name="P24"># Raspberry Pi optimizations</text:p>
      <text:p text:style-name="P24">maxconnections=40</text:p>
      <text:p text:style-name="P24">maxuploadtarget=5000</text:p>
      <text:p text:style-name="P24"/>
      <text:p text:style-name="P24"># Initial block download optimizations</text:p>
      <text:p text:style-name="P24">dbcache=2000</text:p>
      <text:p text:style-name="P24">blocksonly=1</text:p>
      <text:p text:style-name="P24"/>
      <text:p text:style-name="P25">Settiamo il permesso che solo l’utente bitcoin e utenti appartenenti al gruppo bitcoin possono leggerlo</text:p>
      <text:p text:style-name="P25"/>
      <text:p text:style-name="P25">$ <text:tab/>chmod 640 /home/bitcoin/.bitcoin/bitcoin.conf</text:p>
      <text:p text:style-name="P25"/>
      <text:p text:style-name="P26">ESECUZIONE DI BITCOIND</text:p>
      <text:p text:style-name="P26"/>
      <text:p text:style-name="P26"><text:soft-page-break/>Ancora loggati come utente "bitcoin", avviamo manualmente "bitcoind".</text:p>
      <text:p text:style-name="P26">Monitorare il file di log per qualche minuto per vedere se funziona bene (potrebbe fermarsi a "dnsseed thread exit", va bene).</text:p>
      <text:p text:style-name="P26"/>
      <text:p text:style-name="P26">$<text:tab/>bitcoind</text:p>
      <text:p text:style-name="P26"/>
      <text:p text:style-name="P26">Se tutto sembra a posto, fermare "bitcoind" con Ctrl-C.</text:p>
      <text:p text:style-name="P26">Concediamo al gruppo "bitcoin" i permessi di lettura per il file di log di debug:</text:p>
      <text:p text:style-name="P26"/>
      <text:p text:style-name="P26">$ <text:tab/>chmod g+r /data/bitcoin/debug.log</text:p>
      <text:p text:style-name="P26"/>
      <text:p text:style-name="P26">Uscire dalla sessione utente "bitcoin" e tornare all'utente "admin".</text:p>
      <text:p text:style-name="P26"/>
      <text:p text:style-name="P26">$<text:tab/>exit</text:p>
      <text:p text:style-name="P26"/>
      <text:p text:style-name="P26">Collegare la cartella dei dati Bitcoin anche dalla home directory dell'utente "admin".</text:p>
      <text:p text:style-name="P26">Questo permette ad "admin" di lavorare direttamente con bitcoind, per esempio usando il comando bitcoin-cli</text:p>
      <text:p text:style-name="P26"/>
      <text:p text:style-name="P26">$ <text:tab/>ln -s /data/bitcoin /home/<text:span text:style-name="T8">raspi</text:span>/.bitcoin</text:p>
      <text:p text:style-name="P26"/>
      <text:p text:style-name="P26">AUTOAVVIO</text:p>
      <text:p text:style-name="P26"/>
      <text:p text:style-name="P27">Il sistema deve eseguire il demone bitcoin automaticamente in background, anche quando nessuno è connesso.</text:p>
      <text:p text:style-name="P27">Utilizziamo "systemd", un demone che controlla il processo di avvio tramite file di configurazione.</text:p>
      <text:p text:style-name="P26"/>
      <text:p text:style-name="P27">Cre<text:span text:style-name="T16">iamo</text:span> il file di configurazione nell'editor di testo <text:span text:style-name="T16">n</text:span>ano e copia<text:span text:style-name="T16">mo</text:span> il paragrafo seguente. Salvare e uscire.</text:p>
      <text:p text:style-name="P27"/>
      <text:p text:style-name="P27">$ <text:tab/>sudo nano /etc/systemd/system/bitcoind.service</text:p>
      <text:p text:style-name="P27"/>
      <text:p text:style-name="P27"># RaspiBolt: systemd unit for bitcoind</text:p>
      <text:p text:style-name="P27"># /etc/systemd/system/bitcoind.service</text:p>
      <text:p text:style-name="P27"/>
      <text:p text:style-name="P27">[Unit]</text:p>
      <text:p text:style-name="P27">Description=Bitcoin daemon</text:p>
      <text:p text:style-name="P27">After=network.target</text:p>
      <text:p text:style-name="P27"/>
      <text:p text:style-name="P27">[Service]</text:p>
      <text:p text:style-name="P27"/>
      <text:p text:style-name="P27"># Service execution</text:p>
      <text:p text:style-name="P27">###################</text:p>
      <text:p text:style-name="P27"/>
      <text:p text:style-name="P27">ExecStart=/usr/local/bin/bitcoind -daemon \</text:p>
      <text:p text:style-name="P27"><text:tab/><text:tab/><text:tab/>-pid=/run/bitcoind/bitcoind.pid \</text:p>
      <text:p text:style-name="P27"><text:tab/><text:tab/><text:tab/>-conf=/home/bitcoin/.bitcoin/bitcoin.conf \</text:p>
      <text:p text:style-name="P27"><text:s/><text:tab/><text:tab/><text:tab/>-datadir=/home/bitcoin/.bitcoin \</text:p>
      <text:p text:style-name="P27"><text:tab/><text:tab/><text:tab/>-startupnotify="chmod g+r /home/bitcoin/.bitcoin/.cookie"</text:p>
      <text:p text:style-name="P27"/>
      <text:p text:style-name="P27"># Process management</text:p>
      <text:p text:style-name="P27">####################</text:p>
      <text:p text:style-name="P27"><text:soft-page-break/>Type=forking</text:p>
      <text:p text:style-name="P27">PIDFile=/run/bitcoind/bitcoind.pid</text:p>
      <text:p text:style-name="P27">Restart=on-failure</text:p>
      <text:p text:style-name="P27">TimeoutSec=300</text:p>
      <text:p text:style-name="P27">RestartSec=30</text:p>
      <text:p text:style-name="P27"/>
      <text:p text:style-name="P27"># Directory creation and permissions</text:p>
      <text:p text:style-name="P27">####################################</text:p>
      <text:p text:style-name="P27">User=bitcoin</text:p>
      <text:p text:style-name="P27">UMask=0027</text:p>
      <text:p text:style-name="P27"/>
      <text:p text:style-name="P27"># /run/bitcoind</text:p>
      <text:p text:style-name="P27">RuntimeDirectory=bitcoind</text:p>
      <text:p text:style-name="P27">RuntimeDirectoryMode=0710</text:p>
      <text:p text:style-name="P27"/>
      <text:p text:style-name="P27"># Hardening measures</text:p>
      <text:p text:style-name="P27">####################</text:p>
      <text:p text:style-name="P27"># Provide a private /tmp and /var/tmp.</text:p>
      <text:p text:style-name="P27">PrivateTmp=true</text:p>
      <text:p text:style-name="P27"/>
      <text:p text:style-name="P27"># Mount /usr, /boot/ and /etc read-only for the process.</text:p>
      <text:p text:style-name="P27">ProtectSystem=full</text:p>
      <text:p text:style-name="P27"/>
      <text:p text:style-name="P27"># Disallow the process and all of its children to gain</text:p>
      <text:p text:style-name="P27"># new privileges through execve().</text:p>
      <text:p text:style-name="P27">NoNewPrivileges=true</text:p>
      <text:p text:style-name="P27"/>
      <text:p text:style-name="P27"># Use a new /dev namespace only populated with API pseudo devices</text:p>
      <text:p text:style-name="P27"># such as /dev/null, /dev/zero and /dev/random.</text:p>
      <text:p text:style-name="P27">PrivateDevices=true</text:p>
      <text:p text:style-name="P27"/>
      <text:p text:style-name="P27"># Deny the creation of writable and executable memory mappings.</text:p>
      <text:p text:style-name="P27">MemoryDenyWriteExecute=true</text:p>
      <text:p text:style-name="P27"/>
      <text:p text:style-name="P27">[Install]</text:p>
      <text:p text:style-name="P27">WantedBy=multi-user.target</text:p>
      <text:p text:style-name="P27"/>
      <text:p text:style-name="P28">Abilitiamo il servizio e poi riavviamo il pc nodo</text:p>
      <text:p text:style-name="P28"/>
      <text:p text:style-name="P28">$ <text:tab/>sudo systemctl enable bitcoind.service</text:p>
      <text:p text:style-name="P28">$ <text:tab/>sudo reboot</text:p>
      <text:p text:style-name="P28"/>
      <text:p text:style-name="P28">VERIFICA DELLE OPERAZIONI DI BITCOIND</text:p>
      <text:p text:style-name="P28"/>
      <text:p text:style-name="P28">Dopo il riavvio, "bitcoind" dovrebbe avviarsi e iniziare a sincronizzare e convalidare la blockchain di Bitcoin.</text:p>
      <text:p text:style-name="P28">Attendere un po', ricollegarsi via SSH ed effettuare il login con l'utente "admin".</text:p>
      <text:p text:style-name="P28">Controllare lo stato del demone bitcoin</text:p>
      <text:p text:style-name="P28"/>
      <text:p text:style-name="P28">$ <text:tab/>sudo systemctl status bitcoind.service</text:p>
      <text:p text:style-name="P28"><text:tab/>&gt; * bitcoind.service - Bitcoin daemon</text:p>
      <text:p text:style-name="P28"><text:tab/>&gt; <text:s text:c="5"/>Loaded: loaded (/etc/systemd/system/bitcoind.service; enabled; vendor preset: enabled)</text:p>
      <text:p text:style-name="P28"><text:soft-page-break/><text:tab/>&gt; <text:s text:c="5"/>Active: active (running) since Thu 2021-11-25 22:50:59 GMT; 7s ago</text:p>
      <text:p text:style-name="P28"><text:tab/>&gt; <text:s text:c="4"/>Process: 2316 ExecStart=/usr/local/bin/bitcoind -daemon <text:tab/>-pid=/run/bitcoind/bitcoind.pid -conf=/home/bitcoin/.bitcoin/bitcoin.&gt; conf <text:tab/>-datadir=/home/bitcoin/.bitcoin (code=exited, status=0/SUCCESS)</text:p>
      <text:p text:style-name="P28"><text:tab/>&gt; <text:s text:c="3"/>Main PID: 2317 (bitcoind)</text:p>
      <text:p text:style-name="P28"><text:tab/>&gt; <text:s text:c="6"/>Tasks: 12 (limit: 4164)</text:p>
      <text:p text:style-name="P28"><text:tab/>&gt; <text:s text:c="8"/>CPU: 7.613s</text:p>
      <text:p text:style-name="P28"><text:tab/>&gt; <text:s text:c="5"/>CGroup: /system.slice/bitcoind.service</text:p>
      <text:p text:style-name="P28"><text:tab/>&gt; <text:s text:c="13"/>`-2317 /usr/local/bin/bitcoind -daemon -pid=/run/bitcoind/bitcoind.pid <text:tab/>-conf=/home/bitcoin/.bitcoin/bitcoin.conf &gt; -datadir=/home/bitcoin/.bitcoin</text:p>
      <text:p text:style-name="P28"><text:tab/>&gt;</text:p>
      <text:p text:style-name="P28"/>
      <text:p text:style-name="P29">Controlla se il cookie dei permessi può essere accessibile dal gruppo "bitcoin".</text:p>
      <text:p text:style-name="P29">L'output deve contenere la parte -rw-r-----, altrimenti nessuna applicazione eseguita da un utente diverso può accedere a Bitcoin Core.</text:p>
      <text:p text:style-name="P29"/>
      <text:p text:style-name="P29">$ <text:tab/><text:span text:style-name="T17">sudo </text:span>ls -la /home/bitcoin/.bitcoin/.cookie</text:p>
      <text:p text:style-name="P29"><text:tab/>&gt; -rw-r----- 1 bitcoin bitcoin 75 Dec 17 13:48 /home/bitcoin/.bitcoin/.cookie</text:p>
      <text:p text:style-name="P29"/>
      <text:p text:style-name="P29">Vedere "bitcoind" in azione monitorando il suo file di log. Uscire con Ctrl-C</text:p>
      <text:p text:style-name="P29"/>
      <text:p text:style-name="P29">$ <text:tab/><text:span text:style-name="T18">sudo </text:span>tail -f /home/bitcoin/.bitcoin/debug.log</text:p>
      <text:p text:style-name="P29"/>
      <text:p text:style-name="P29">Utilizzare il client Bitcoin Core bitcoin-cli per ottenere informazioni sulla blockchain corrente.</text:p>
      <text:p text:style-name="P29"/>
      <text:p text:style-name="P29">$ <text:tab/>bitcoin-cli getblockchaininf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7T21:48:24.647323203</meta:creation-date>
    <dc:date>2024-03-04T16:05:01.068991449</dc:date>
    <meta:editing-duration>PT11H27M14S</meta:editing-duration>
    <meta:editing-cycles>54</meta:editing-cycles>
    <meta:generator>LibreOffice/7.4.7.2$Linux_X86_64 LibreOffice_project/40$Build-2</meta:generator>
    <meta:document-statistic meta:table-count="1" meta:image-count="1" meta:object-count="0" meta:page-count="16" meta:paragraph-count="452" meta:word-count="3593" meta:character-count="26132" meta:non-whitespace-character-count="22550"/>
  </office:meta>
</office:document-meta>
</file>